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paragraph-rsid="000e291b" style:font-size-asian="36pt" style:font-size-complex="36pt" loext:padding="0cm" loext:border="none"/>
    </style:style>
    <style:style style:name="P2" style:family="paragraph" style:parent-style-name="Standard">
      <style:text-properties fo:font-size="36pt" officeooo:paragraph-rsid="00443049" style:font-size-asian="36pt" style:font-size-complex="36pt" loext:padding="0cm" loext:border="none"/>
    </style:style>
    <style:style style:name="P3" style:family="paragraph" style:parent-style-name="Standard">
      <style:text-properties fo:font-size="36pt" officeooo:rsid="000d0b68" officeooo:paragraph-rsid="000d0b68" style:font-size-asian="36pt" style:font-size-complex="36pt" loext:padding="0cm" loext:border="none"/>
    </style:style>
    <style:style style:name="P4" style:family="paragraph" style:parent-style-name="Standard">
      <style:text-properties fo:font-size="36pt" officeooo:rsid="001c9fbc" officeooo:paragraph-rsid="001c9fbc" style:font-size-asian="36pt" style:font-size-complex="36pt" loext:padding="0cm" loext:border="none"/>
    </style:style>
    <style:style style:name="P5" style:family="paragraph" style:parent-style-name="Standard">
      <style:text-properties fo:font-size="48pt" officeooo:paragraph-rsid="000b854d" style:font-size-asian="48pt" style:font-size-complex="48pt" loext:padding="0cm" loext:border="none"/>
    </style:style>
    <style:style style:name="P6" style:family="paragraph" style:parent-style-name="Standard">
      <style:paragraph-properties fo:break-before="page"/>
      <style:text-properties fo:font-size="48pt" officeooo:paragraph-rsid="000b505b" style:font-size-asian="48pt" style:font-size-complex="48pt" loext:padding="0cm" loext:border="none"/>
    </style:style>
    <style:style style:name="P7" style:family="paragraph" style:parent-style-name="Standard">
      <style:text-properties fo:font-size="48pt" officeooo:paragraph-rsid="000b505b" style:font-size-asian="48pt" style:font-size-complex="48pt" loext:padding="0cm" loext:border="none"/>
    </style:style>
    <style:style style:name="P8" style:family="paragraph" style:parent-style-name="Standard">
      <style:text-properties fo:font-size="48pt" officeooo:paragraph-rsid="000e291b" style:font-size-asian="48pt" style:font-size-complex="48pt" loext:padding="0cm" loext:border="none"/>
    </style:style>
    <style:style style:name="P9" style:family="paragraph" style:parent-style-name="Standard">
      <style:paragraph-properties fo:break-before="page"/>
      <style:text-properties fo:font-size="48pt" officeooo:paragraph-rsid="000e291b" style:font-size-asian="48pt" style:font-size-complex="48pt" loext:padding="0cm" loext:border="none"/>
    </style:style>
    <style:style style:name="P10" style:family="paragraph" style:parent-style-name="Standard">
      <style:text-properties fo:font-size="48pt" officeooo:paragraph-rsid="001b774d" style:font-size-asian="48pt" style:font-size-complex="48pt" loext:padding="0cm" loext:border="none"/>
    </style:style>
    <style:style style:name="P11" style:family="paragraph" style:parent-style-name="Standard">
      <style:paragraph-properties fo:break-before="page"/>
      <style:text-properties fo:font-size="48pt" officeooo:paragraph-rsid="00443049" style:font-size-asian="48pt" style:font-size-complex="48pt" loext:padding="0cm" loext:border="none"/>
    </style:style>
    <style:style style:name="P12" style:family="paragraph" style:parent-style-name="Standard">
      <style:text-properties fo:font-size="48pt" officeooo:paragraph-rsid="00443049" style:font-size-asian="48pt" style:font-size-complex="48pt" loext:padding="0cm" loext:border="none"/>
    </style:style>
    <style:style style:name="P13" style:family="paragraph" style:parent-style-name="Standard">
      <style:text-properties fo:font-size="48pt" officeooo:rsid="001019ea" officeooo:paragraph-rsid="001019ea" style:font-size-asian="48pt" style:font-size-complex="48pt" loext:padding="0cm" loext:border="none"/>
    </style:style>
    <style:style style:name="P14" style:family="paragraph" style:parent-style-name="Standard">
      <style:text-properties fo:font-size="48pt" officeooo:rsid="0017844e" officeooo:paragraph-rsid="0017844e" style:font-size-asian="48pt" style:font-size-complex="48pt" loext:padding="0cm" loext:border="none"/>
    </style:style>
    <style:style style:name="P15" style:family="paragraph" style:parent-style-name="Standard">
      <style:text-properties fo:font-size="48pt" officeooo:rsid="0018f3b5" officeooo:paragraph-rsid="0018f3b5" style:font-size-asian="48pt" style:font-size-complex="48pt" loext:padding="0cm" loext:border="none"/>
    </style:style>
    <style:style style:name="P16" style:family="paragraph" style:parent-style-name="Standard">
      <style:text-properties fo:font-size="48pt" officeooo:rsid="0018f3b5" officeooo:paragraph-rsid="00443049" style:font-size-asian="48pt" style:font-size-complex="48pt" loext:padding="0cm" loext:border="none"/>
    </style:style>
    <style:style style:name="P17" style:family="paragraph" style:parent-style-name="Standard">
      <style:text-properties fo:font-size="48pt" officeooo:rsid="0019ae99" officeooo:paragraph-rsid="0019ae99" style:font-size-asian="48pt" style:font-size-complex="48pt" loext:padding="0cm" loext:border="none"/>
    </style:style>
    <style:style style:name="P18" style:family="paragraph" style:parent-style-name="Standard">
      <style:text-properties fo:font-size="48pt" officeooo:rsid="0019ae99" officeooo:paragraph-rsid="002580f6" style:font-size-asian="48pt" style:font-size-complex="48pt" loext:padding="0cm" loext:border="none"/>
    </style:style>
    <style:style style:name="P19" style:family="paragraph" style:parent-style-name="Standard">
      <style:text-properties fo:font-size="48pt" officeooo:rsid="001c9fbc" officeooo:paragraph-rsid="001c9fbc" style:font-size-asian="48pt" style:font-size-complex="48pt" loext:padding="0cm" loext:border="none"/>
    </style:style>
    <style:style style:name="P20" style:family="paragraph" style:parent-style-name="Standard">
      <style:text-properties fo:font-size="48pt" officeooo:rsid="002580f6" officeooo:paragraph-rsid="002580f6" style:font-size-asian="48pt" style:font-size-complex="48pt" loext:padding="0cm" loext:border="none"/>
    </style:style>
    <style:style style:name="P21" style:family="paragraph" style:parent-style-name="Standard">
      <style:text-properties fo:font-size="48pt" officeooo:rsid="002ba18a" officeooo:paragraph-rsid="002ba18a" style:font-size-asian="48pt" style:font-size-complex="48pt" loext:padding="0cm" loext:border="none"/>
    </style:style>
    <style:style style:name="P22" style:family="paragraph" style:parent-style-name="Standard">
      <style:text-properties fo:font-size="48pt" officeooo:rsid="002ba18a" officeooo:paragraph-rsid="004419ab" style:font-size-asian="48pt" style:font-size-complex="48pt" loext:padding="0cm" loext:border="none"/>
    </style:style>
    <style:style style:name="P23" style:family="paragraph" style:parent-style-name="Standard">
      <style:text-properties fo:font-size="48pt" officeooo:rsid="002d9844" officeooo:paragraph-rsid="002d9844" style:font-size-asian="48pt" style:font-size-complex="48pt" loext:padding="0cm" loext:border="none"/>
    </style:style>
    <style:style style:name="P24" style:family="paragraph" style:parent-style-name="Standard">
      <style:text-properties fo:font-size="48pt" officeooo:rsid="002d9844" officeooo:paragraph-rsid="003b68cb" style:font-size-asian="48pt" style:font-size-complex="48pt" loext:padding="0cm" loext:border="none"/>
    </style:style>
    <style:style style:name="P25" style:family="paragraph" style:parent-style-name="Standard">
      <style:text-properties fo:font-size="48pt" officeooo:rsid="002d9844" officeooo:paragraph-rsid="004419ab" style:font-size-asian="48pt" style:font-size-complex="48pt" loext:padding="0cm" loext:border="none"/>
    </style:style>
    <style:style style:name="P26" style:family="paragraph" style:parent-style-name="Standard">
      <style:text-properties fo:font-size="48pt" officeooo:rsid="002f3b75" officeooo:paragraph-rsid="002f3b75" style:font-size-asian="48pt" style:font-size-complex="48pt" loext:padding="0cm" loext:border="none"/>
    </style:style>
    <style:style style:name="P27" style:family="paragraph" style:parent-style-name="Standard">
      <style:text-properties fo:font-size="48pt" officeooo:rsid="002f3b75" officeooo:paragraph-rsid="003f8bec" style:font-size-asian="48pt" style:font-size-complex="48pt" loext:padding="0cm" loext:border="none"/>
    </style:style>
    <style:style style:name="P28" style:family="paragraph" style:parent-style-name="Standard">
      <style:text-properties fo:font-size="48pt" officeooo:rsid="002f3b75" officeooo:paragraph-rsid="004419ab" style:font-size-asian="48pt" style:font-size-complex="48pt" loext:padding="0cm" loext:border="none"/>
    </style:style>
    <style:style style:name="P29" style:family="paragraph" style:parent-style-name="Standard">
      <style:text-properties fo:font-size="48pt" officeooo:rsid="0033ef15" officeooo:paragraph-rsid="0033ef15" style:font-size-asian="48pt" style:font-size-complex="48pt" loext:padding="0cm" loext:border="none"/>
    </style:style>
    <style:style style:name="P30" style:family="paragraph" style:parent-style-name="Standard">
      <style:text-properties fo:font-size="48pt" officeooo:rsid="003210c2" officeooo:paragraph-rsid="003210c2" style:font-size-asian="48pt" style:font-size-complex="48pt" loext:padding="0cm" loext:border="none"/>
    </style:style>
    <style:style style:name="P31" style:family="paragraph" style:parent-style-name="Standard">
      <style:text-properties fo:font-size="48pt" officeooo:rsid="003f50e2" officeooo:paragraph-rsid="003f50e2" style:font-size-asian="48pt" style:font-size-complex="48pt" loext:padding="0cm" loext:border="none"/>
    </style:style>
    <style:style style:name="P32" style:family="paragraph" style:parent-style-name="Standard">
      <style:text-properties fo:font-size="48pt" officeooo:rsid="003f8bec" officeooo:paragraph-rsid="003f8bec" style:font-size-asian="48pt" style:font-size-complex="48pt" loext:padding="0cm" loext:border="none"/>
    </style:style>
    <style:style style:name="P33" style:family="paragraph" style:parent-style-name="Standard">
      <style:paragraph-properties fo:break-before="page"/>
      <style:text-properties fo:font-size="48pt" officeooo:rsid="0047891e" officeooo:paragraph-rsid="0047891e" style:font-size-asian="48pt" style:font-size-complex="48pt" loext:padding="0cm" loext:border="none"/>
    </style:style>
    <style:style style:name="P34" style:family="paragraph" style:parent-style-name="Standard">
      <style:text-properties fo:font-size="48pt" officeooo:rsid="0047891e" officeooo:paragraph-rsid="0047891e" style:font-size-asian="48pt" style:font-size-complex="48pt" loext:padding="0cm" loext:border="none"/>
    </style:style>
    <style:style style:name="P35" style:family="paragraph" style:parent-style-name="Standard">
      <style:text-properties fo:font-size="48pt" fo:font-weight="normal" officeooo:rsid="0030367f" officeooo:paragraph-rsid="0030367f" style:font-size-asian="48pt" style:font-weight-asian="normal" style:font-size-complex="48pt" style:font-weight-complex="normal" loext:padding="0cm" loext:border="none"/>
    </style:style>
    <style:style style:name="P36" style:family="paragraph" style:parent-style-name="Standard">
      <style:text-properties fo:font-size="48pt" fo:font-weight="normal" officeooo:rsid="003210c2" officeooo:paragraph-rsid="003210c2" style:font-size-asian="48pt" style:font-weight-asian="normal" style:font-size-complex="48pt" style:font-weight-complex="normal" loext:padding="0cm" loext:border="none"/>
    </style:style>
    <style:style style:name="P37" style:family="paragraph" style:parent-style-name="Standard">
      <style:text-properties fo:font-size="44pt" officeooo:rsid="0017844e" officeooo:paragraph-rsid="0017844e" style:font-size-asian="44pt" style:font-size-complex="44pt" loext:padding="0cm" loext:border="none"/>
    </style:style>
    <style:style style:name="P38" style:family="paragraph" style:parent-style-name="Standard">
      <style:text-properties fo:font-size="44pt" officeooo:rsid="0017844e" officeooo:paragraph-rsid="00443049" style:font-size-asian="44pt" style:font-size-complex="44pt" loext:padding="0cm" loext:border="none"/>
    </style:style>
    <style:style style:name="P39" style:family="paragraph" style:parent-style-name="Standard">
      <style:text-properties fo:font-size="44pt" officeooo:paragraph-rsid="0033ef15" style:font-size-asian="44pt" style:font-size-complex="44pt" loext:padding="0cm" loext:border="none"/>
    </style:style>
    <style:style style:name="P40" style:family="paragraph" style:parent-style-name="Standard">
      <style:text-properties fo:font-size="40pt" officeooo:rsid="001b774d" officeooo:paragraph-rsid="001c9fbc" style:font-size-asian="40pt" style:font-size-complex="40pt" loext:padding="0cm" loext:border="none"/>
    </style:style>
    <style:style style:name="P41" style:family="paragraph" style:parent-style-name="Standard">
      <style:text-properties fo:font-size="40pt" officeooo:rsid="0033ef15" officeooo:paragraph-rsid="0033ef15" style:font-size-asian="40pt" style:font-size-complex="40pt" loext:padding="0cm" loext:border="none"/>
    </style:style>
    <style:style style:name="P42" style:family="paragraph" style:parent-style-name="Standard">
      <style:text-properties fo:font-size="40pt" officeooo:rsid="001c9fbc" officeooo:paragraph-rsid="001c9fbc" style:font-size-asian="40pt" style:font-size-complex="40pt" loext:padding="0cm" loext:border="none"/>
    </style:style>
    <style:style style:name="P43" style:family="paragraph" style:parent-style-name="Standard">
      <style:text-properties fo:font-size="40pt" officeooo:rsid="001acecd" officeooo:paragraph-rsid="001acecd" style:font-size-asian="40pt" style:font-size-complex="40pt" loext:padding="0cm" loext:border="none"/>
    </style:style>
    <style:style style:name="P44" style:family="paragraph" style:parent-style-name="Standard">
      <style:text-properties fo:font-size="42pt" officeooo:rsid="0017844e" officeooo:paragraph-rsid="0017844e" style:font-size-asian="42pt" style:font-size-complex="42pt" loext:padding="0cm" loext:border="none"/>
    </style:style>
    <style:style style:name="P45" style:family="paragraph" style:parent-style-name="Standard">
      <style:text-properties fo:font-size="42pt" officeooo:rsid="0018f3b5" officeooo:paragraph-rsid="0018f3b5" style:font-size-asian="42pt" style:font-size-complex="42pt" loext:padding="0cm" loext:border="none"/>
    </style:style>
    <style:style style:name="P46" style:family="paragraph" style:parent-style-name="Standard">
      <style:text-properties fo:font-size="42pt" officeooo:rsid="001019ea" officeooo:paragraph-rsid="001019ea" style:font-size-asian="42pt" style:font-size-complex="42pt" loext:padding="0cm" loext:border="none"/>
    </style:style>
    <style:style style:name="P47" style:family="paragraph" style:parent-style-name="Standard">
      <style:text-properties fo:font-size="42pt" officeooo:rsid="00379d3d" officeooo:paragraph-rsid="00379d3d" style:font-size-asian="42pt" style:font-size-complex="42pt" loext:padding="0cm" loext:border="none"/>
    </style:style>
    <style:style style:name="P48" style:family="paragraph" style:parent-style-name="Standard">
      <style:text-properties fo:font-size="32pt" officeooo:rsid="001b774d" officeooo:paragraph-rsid="001b774d" style:font-size-asian="32pt" style:font-size-complex="32pt" loext:padding="0cm" loext:border="none"/>
    </style:style>
    <style:style style:name="P49" style:family="paragraph" style:parent-style-name="Standard">
      <style:text-properties fo:font-size="32pt" officeooo:rsid="001c9fbc" officeooo:paragraph-rsid="001c9fbc" style:font-size-asian="32pt" style:font-size-complex="32pt" loext:padding="0cm" loext:border="none"/>
    </style:style>
    <style:style style:name="P50" style:family="paragraph" style:parent-style-name="Standard">
      <style:paragraph-properties fo:text-align="end" style:justify-single-word="false"/>
      <style:text-properties fo:font-size="14pt" officeooo:rsid="0047891e" officeooo:paragraph-rsid="0047891e" style:font-size-asian="14pt" style:font-size-complex="14pt" loext:padding="0cm" loext:border="none"/>
    </style:style>
    <style:style style:name="P51" style:family="paragraph" style:parent-style-name="Text_20_body">
      <style:text-properties fo:font-size="66pt" officeooo:rsid="004f1550" officeooo:paragraph-rsid="004f1550" style:font-size-asian="66pt" style:font-size-complex="66pt"/>
    </style:style>
    <style:style style:name="P52" style:family="paragraph" style:parent-style-name="Standard">
      <style:text-properties fo:font-size="48pt" officeooo:rsid="002d9844" officeooo:paragraph-rsid="002d9844" style:font-size-asian="48pt" style:font-size-complex="48pt" loext:padding="0cm" loext:border="none"/>
    </style:style>
    <style:style style:name="P53" style:family="paragraph" style:parent-style-name="Standard">
      <style:text-properties fo:font-size="48pt" officeooo:rsid="001c9fbc" officeooo:paragraph-rsid="00443049" style:font-size-asian="48pt" style:font-size-complex="48pt" loext:padding="0cm" loext:border="none"/>
    </style:style>
    <style:style style:name="P54" style:family="paragraph" style:parent-style-name="Standard">
      <style:text-properties fo:font-size="48pt" fo:font-weight="bold" officeooo:rsid="0048da7f" officeooo:paragraph-rsid="0048da7f" style:font-size-asian="48pt" style:font-weight-asian="bold" style:font-size-complex="48pt" style:font-weight-complex="bold" loext:padding="0cm" loext:border="none"/>
    </style:style>
    <style:style style:name="P55" style:family="paragraph" style:parent-style-name="Standard">
      <style:text-properties fo:font-size="40pt" officeooo:rsid="001acecd" officeooo:paragraph-rsid="001acecd" style:font-size-asian="40pt" style:font-size-complex="40pt" loext:padding="0cm" loext:border="none"/>
    </style:style>
    <style:style style:name="P56" style:family="paragraph" style:parent-style-name="Title">
      <style:paragraph-properties fo:text-align="start" style:justify-single-word="false"/>
      <style:text-properties fo:font-size="66pt" officeooo:rsid="004e62c3" officeooo:paragraph-rsid="004e62c3" style:font-size-asian="66pt" style:font-size-complex="66pt"/>
    </style:style>
    <style:style style:name="T1" style:family="text">
      <style:text-properties officeooo:rsid="000b505b"/>
    </style:style>
    <style:style style:name="T2" style:family="text">
      <style:text-properties officeooo:rsid="000c0eb0"/>
    </style:style>
    <style:style style:name="T3" style:family="text">
      <style:text-properties officeooo:rsid="000d0b6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background-color="#ffff00" loext:char-shading-value="0"/>
    </style:style>
    <style:style style:name="T6" style:family="text">
      <style:text-properties style:text-underline-style="solid" style:text-underline-width="auto" style:text-underline-color="font-color" officeooo:rsid="00379d3d" fo:background-color="#ffff00" loext:char-shading-value="0"/>
    </style:style>
    <style:style style:name="T7" style:family="text">
      <style:text-properties officeooo:rsid="000e291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e291b" style:font-weight-asian="bold" style:font-weight-complex="bold"/>
    </style:style>
    <style:style style:name="T10" style:family="text">
      <style:text-properties fo:font-weight="bold" officeooo:rsid="001019ea" style:font-weight-asian="bold" style:font-weight-complex="bold"/>
    </style:style>
    <style:style style:name="T11" style:family="text">
      <style:text-properties fo:font-weight="bold" officeooo:rsid="000b505b" style:font-weight-asian="bold" style:font-weight-complex="bold"/>
    </style:style>
    <style:style style:name="T12" style:family="text">
      <style:text-properties fo:font-weight="bold" officeooo:rsid="001c9fbc" style:font-weight-asian="bold" style:font-weight-complex="bold"/>
    </style:style>
    <style:style style:name="T13" style:family="text">
      <style:text-properties fo:font-weight="bold" officeooo:rsid="003e9321" fo:background-color="#ffff00" loext:char-shading-value="0" style:font-weight-asian="bold" style:font-weight-complex="bold"/>
    </style:style>
    <style:style style:name="T14" style:family="text">
      <style:text-properties fo:font-weight="bold" officeooo:rsid="003f50e2" fo:background-color="#ffff00" loext:char-shading-value="0" style:font-weight-asian="bold" style:font-weight-complex="bold"/>
    </style:style>
    <style:style style:name="T15" style:family="text">
      <style:text-properties officeooo:rsid="0014f64f"/>
    </style:style>
    <style:style style:name="T16" style:family="text">
      <style:text-properties officeooo:rsid="0019ae99"/>
    </style:style>
    <style:style style:name="T17" style:family="text">
      <style:text-properties officeooo:rsid="001b774d"/>
    </style:style>
    <style:style style:name="T18" style:family="text">
      <style:text-properties officeooo:rsid="001c9fbc"/>
    </style:style>
    <style:style style:name="T19" style:family="text">
      <style:text-properties officeooo:rsid="002580f6"/>
    </style:style>
    <style:style style:name="T20" style:family="text">
      <style:text-properties officeooo:rsid="002ba18a"/>
    </style:style>
    <style:style style:name="T21" style:family="text">
      <style:text-properties officeooo:rsid="003305a5"/>
    </style:style>
    <style:style style:name="T22" style:family="text">
      <style:text-properties officeooo:rsid="0033ef15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officeooo:rsid="0035d6e0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379d3d" fo:background-color="#ffff00" loext:char-shading-value="0"/>
    </style:style>
    <style:style style:name="T27" style:family="text">
      <style:text-properties officeooo:rsid="003b5bf9" fo:background-color="#ffff00" loext:char-shading-value="0"/>
    </style:style>
    <style:style style:name="T28" style:family="text">
      <style:text-properties officeooo:rsid="0049786c" fo:background-color="#ffff00" loext:char-shading-value="0"/>
    </style:style>
    <style:style style:name="T29" style:family="text">
      <style:text-properties officeooo:rsid="00392507"/>
    </style:style>
    <style:style style:name="T30" style:family="text">
      <style:text-properties officeooo:rsid="003a481b"/>
    </style:style>
    <style:style style:name="T31" style:family="text">
      <style:text-properties officeooo:rsid="003b5bf9"/>
    </style:style>
    <style:style style:name="T32" style:family="text">
      <style:text-properties officeooo:rsid="003b68cb"/>
    </style:style>
    <style:style style:name="T33" style:family="text">
      <style:text-properties officeooo:rsid="003c51c8"/>
    </style:style>
    <style:style style:name="T34" style:family="text">
      <style:text-properties officeooo:rsid="003e34fd"/>
    </style:style>
    <style:style style:name="T35" style:family="text">
      <style:text-properties officeooo:rsid="003e9321"/>
    </style:style>
    <style:style style:name="T36" style:family="text">
      <style:text-properties officeooo:rsid="003f50e2"/>
    </style:style>
    <style:style style:name="T37" style:family="text">
      <style:text-properties officeooo:rsid="002f3b75"/>
    </style:style>
    <style:style style:name="T38" style:family="text">
      <style:text-properties officeooo:rsid="004419ab"/>
    </style:style>
    <style:style style:name="T39" style:family="text">
      <style:text-properties officeooo:rsid="00443049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font-size="44pt" officeooo:rsid="0023c5af" style:font-size-asian="44pt" style:font-size-complex="44pt"/>
    </style:style>
    <style:style style:name="T42" style:family="text">
      <style:text-properties fo:font-size="44pt" officeooo:rsid="000b505b" style:font-size-asian="44pt" style:font-size-complex="44pt"/>
    </style:style>
    <style:style style:name="T43" style:family="text">
      <style:text-properties fo:font-size="44pt" officeooo:rsid="0013038b" style:font-size-asian="44pt" style:font-size-complex="44pt"/>
    </style:style>
    <style:style style:name="T44" style:family="text">
      <style:text-properties fo:font-size="44pt" officeooo:rsid="0021ecd9" style:font-size-asian="44pt" style:font-size-complex="44pt"/>
    </style:style>
    <style:style style:name="T45" style:family="text">
      <style:text-properties officeooo:rsid="0047a799"/>
    </style:style>
    <style:style style:name="T46" style:family="text">
      <style:text-properties officeooo:rsid="0048da7f"/>
    </style:style>
    <style:style style:name="T47" style:family="text">
      <style:text-properties officeooo:rsid="0049786c"/>
    </style:style>
    <style:style style:name="T48" style:family="text">
      <style:text-properties officeooo:rsid="004b3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4"/>
      <text:p text:style-name="P34"/>
      <text:p text:style-name="P56">Operaciones lógicas</text:p>
      <text:p text:style-name="P51">Notas</text:p>
      <text:p text:style-name="P34"/>
      <text:p text:style-name="P34"/>
      <text:p text:style-name="P50">Javier Guerra. Ver. 1.0.0. Junio 2023</text:p>
      <text:p text:style-name="P9"><text:span text:style-name="T2">Si </text:span>✈️ <text:span text:style-name="T2">entonces </text:span>🌍</text:p>
      <text:p text:style-name="P38">Si <text:span text:style-name="T26">(</text:span><text:span text:style-name="T5">billete = verdadero</text:span><text:span text:style-name="T6">)</text:span> <text:span text:style-name="T45">e</text:span>ntonces Viaje</text:p>
      <text:p text:style-name="P14"/>
      <text:p text:style-name="P8"><text:span text:style-name="T3">Si </text:span>👏🏻 <text:span text:style-name="T3">entonces </text:span>💃🏻</text:p>
      <text:p text:style-name="P37">Si aplauso = verdadero entonces Bailo</text:p>
      <text:p text:style-name="P44"/>
      <text:p text:style-name="P5"><text:span text:style-name="T1">Si </text:span>🚘<text:span text:style-name="T1"> entonces </text:span>🏖️</text:p>
      <text:p text:style-name="P3">Si <text:span text:style-name="T4">tengo coche,</text:span> entonces <text:span text:style-name="T4">voy de vacaciones</text:span></text:p>
      <text:p text:style-name="P1"><text:span text:style-name="T7">Si </text:span><text:span text:style-name="T9">tengo coche = </text:span><text:span text:style-name="T10">verdadero</text:span><text:span text:style-name="T7"> entonces ...</text:span></text:p>
      <text:p text:style-name="P45"><text:soft-page-break/>IF (<text:span text:style-name="T29">T</text:span><text:span text:style-name="T20">rue</text:span>) THEN viaje ELSE no-viaje.</text:p>
      <text:p text:style-name="P45"/>
      <text:p text:style-name="P47">IF True</text:p>
      <text:p text:style-name="P47"><text:tab/>→ (True) THEN lo que sea</text:p>
      <text:p text:style-name="P47"><text:tab/>→ (False) ELSE otra cosa alternativa</text:p>
      <text:p text:style-name="P45"/>
      <text:p text:style-name="P46"><text:span text:style-name="T15">(v) </text:span>verdadero <text:tab/>= <text:tab/><text:span text:style-name="T8">true</text:span> <text:tab/><text:tab/>= <text:tab/>1</text:p>
      <text:p text:style-name="P46"><text:span text:style-name="T15">(f) </text:span>falso <text:tab/><text:tab/><text:tab/>= <text:tab/><text:span text:style-name="T8">false</text:span> <text:tab/><text:tab/>= <text:tab/>0</text:p>
      <text:p text:style-name="P13"/>
      <text:p text:style-name="P15"><text:soft-page-break/><text:span text:style-name="T8">coche</text:span> = <text:span text:style-name="T29">False</text:span></text:p>
      <text:p text:style-name="P16">IF (coche)</text:p>
      <text:p text:style-name="P16"><text:span text:style-name="T19"><text:tab/>THEN Viaje </text:span>← <text:span text:style-name="T19">true</text:span></text:p>
      <text:p text:style-name="P15"><text:tab/>ELSE No-Viaje ← false</text:p>
      <text:p text:style-name="P15"/>
      <text:p text:style-name="P15"/>
      <text:p text:style-name="P21"/>
      <text:p text:style-name="P21"/>
      <text:p text:style-name="P21"><text:soft-page-break/>numero = <text:span text:style-name="T25">5</text:span></text:p>
      <text:p text:style-name="P21">pregunta “¿Dime un número del 1 al 10?” <text:span text:style-name="T8">→</text:span> respuesta (<text:span text:style-name="T25">2</text:span>)</text:p>
      <text:p text:style-name="P22">Si (<text:span text:style-name="T27">numero == respuesta</text:span>)</text:p>
      <text:p text:style-name="P22">entonces “Felicidades!”</text:p>
      <text:p text:style-name="P21">Sino “NO! <text:span text:style-name="T30">Has fallado</text:span>”</text:p>
      <text:p text:style-name="P21"/>
      <text:p text:style-name="P23"/>
      <text:p text:style-name="P23"><text:soft-page-break/><text:span text:style-name="T8">arroz</text:span> = “bomba”</text:p>
      <text:p text:style-name="P23"/>
      <text:p text:style-name="P23">pregunta ¿Qué tipo de arroz tengo? → <text:span text:style-name="T8">respuesta</text:span> (b<text:span text:style-name="T34">o</text:span>mba / basmati)</text:p>
      <text:p text:style-name="P23"/>
      <text:p text:style-name="P24"><text:span text:style-name="T33">IF</text:span> (arroz =<text:span text:style-name="T31">=</text:span> respuesta)</text:p>
      <text:p text:style-name="P24"><text:span text:style-name="T32">THEN </text:span>“Hago paella”</text:p>
      <text:p text:style-name="P23"><text:span text:style-name="T33">ELSE</text:span> “Hago plato indio”</text:p>
      <text:p text:style-name="P23"><text:soft-page-break/>hora = 6</text:p>
      <text:p text:style-name="P23"/>
      <text:p text:style-name="P23">pregunta ¿qué hora es? → respuesta </text:p>
      <text:p text:style-name="P23"><text:span text:style-name="T36">Si</text:span> (<text:span text:style-name="T35">respuesta </text:span><text:span text:style-name="T13">&gt;</text:span><text:span text:style-name="T14">=</text:span><text:span text:style-name="T35"> </text:span>hora) entonces jugar</text:p>
      <text:p text:style-name="P23"/>
      <text:p text:style-name="P23"/>
      <text:p text:style-name="P54">Operadores lógicos:</text:p>
      <text:p text:style-name="P31">== <text:s text:c="2"/>&gt; <text:s text:c="2"/>&lt; <text:s text:c="3"/>&gt;= <text:s text:c="2"/>&lt;=</text:p>
      <text:p text:style-name="P26"><text:soft-page-break/><text:span text:style-name="T8">horainicial</text:span> = <text:span text:style-name="T25">6</text:span></text:p>
      <text:p text:style-name="P28"><text:span text:style-name="T8">horafinal</text:span> = <text:span text:style-name="T25">8</text:span></text:p>
      <text:p text:style-name="P28"/>
      <text:p text:style-name="P25">pregunta ¿qué hora es? → respuesta</text:p>
      <text:p text:style-name="P27"><text:span text:style-name="T47">IF</text:span> (respuesta &gt;= horainicial</text:p>
      <text:p text:style-name="P32"><text:span text:style-name="T28">AND</text:span><text:span text:style-name="T37"> respuesta &lt;= horafinal): <text:s text:c="3"/></text:span></text:p>
      <text:p text:style-name="P32"><text:s text:c="4"/>print(“Juego”)</text:p>
      <text:p text:style-name="P15"/>
      <text:p text:style-name="P13"><text:soft-page-break/>Operadores <text:span text:style-name="T16">lógicos</text:span></text:p>
      <text:p text:style-name="P13">y <text:s text:c="3"/>= <text:tab/>and <text:tab/>= <text:tab/><text:span text:style-name="T8">&amp;</text:span> <text:tab/>(a veces &amp;&amp;)</text:p>
      <text:p text:style-name="P13">o <text:s text:c="3"/>= <text:tab/>or <text:tab/><text:tab/>= <text:s/><text:tab/><text:span text:style-name="T8">|</text:span> <text:tab/><text:tab/>(a veces || )</text:p>
      <text:p text:style-name="P13">no <text:s/>= <text:s text:c="3"/>not <text:tab/>= <text:tab/><text:span text:style-name="T8">!</text:span></text:p>
      <text:p text:style-name="P13"/>
      <text:p text:style-name="P35">dime “estrellas” → respuesta (2)</text:p>
      <text:p text:style-name="P35"><text:span text:style-name="T48">IF </text:span>(respuesta = 4 <text:s/><text:span text:style-name="T8">OR</text:span> <text:s/>respuesta = 5) apruebo <text:span text:style-name="T48">ELSE</text:span> suspendo</text:p>
      <text:p text:style-name="P36"><text:soft-page-break/>pregunta ¿Qué tipo de día es? → respuestadia <text:span text:style-name="T21">(“Finde”)</text:span></text:p>
      <text:p text:style-name="P36"/>
      <text:p text:style-name="P36"><text:span text:style-name="T46">IF</text:span> (respuestadia = “finde” OR respuestadia = “festivo” )</text:p>
      <text:p text:style-name="P36"><text:span text:style-name="T46">THEN</text:span> “Me voy de vacaciones”</text:p>
      <text:p text:style-name="P36"><text:span text:style-name="T46">ELSE</text:span> “Hoy trabajo”</text:p>
      <text:p text:style-name="P30"/>
      <text:p text:style-name="P7"><text:soft-page-break/><text:span text:style-name="T1">Si (</text:span>🚘 <text:span text:style-name="T21">y</text:span><text:span text:style-name="T1"> </text:span>⛽<text:span text:style-name="T1">) entonces </text:span>🏖️</text:p>
      <text:p text:style-name="P17">coche = <text:span text:style-name="T21">true</text:span></text:p>
      <text:p text:style-name="P17">gasolina = <text:span text:style-name="T21">false</text:span></text:p>
      <text:p text:style-name="P17"/>
      <text:p text:style-name="P17">IF (coche AND gasolina)</text:p>
      <text:p text:style-name="P17">THEN vacaciones</text:p>
      <text:p text:style-name="P17"/>
      <text:p text:style-name="P17"/>
      <text:p text:style-name="P20"><text:soft-page-break/>Condición en un formulario</text:p>
      <text:p text:style-name="P20"/>
      <text:p text:style-name="P18"><text:span text:style-name="T17">IF</text:span> (campo1 <text:span text:style-name="T19">AND</text:span> campo2 ... )</text:p>
      <text:p text:style-name="P18">THEN formulario.</text:p>
      <text:p text:style-name="P17"/>
      <text:p text:style-name="P17"/>
      <text:p text:style-name="P29">IF (campo1 OR campo2 … )</text:p>
      <text:p text:style-name="P29">THEN formulario.</text:p>
      <text:p text:style-name="P11"><text:span text:style-name="T1">Si (</text:span>🚘 <text:span text:style-name="T1">y </text:span>⛽ <text:span text:style-name="T1">y 💰🪙</text:span><text:span text:style-name="T38">)</text:span> <text:span text:style-name="T1">entonces </text:span>🏖️</text:p>
      <text:p text:style-name="P43"><text:span text:style-name="T39">c</text:span>oche = <text:span text:style-name="T22">true, </text:span>gasolina = <text:span text:style-name="T22">true, </text:span>dinero = <text:span text:style-name="T22">true</text:span></text:p>
      <text:p text:style-name="P12"/>
      <text:p text:style-name="P12"><text:span text:style-name="T1">Si ((</text:span>🚘 <text:span text:style-name="T1">y </text:span>⛽<text:span text:style-name="T1">)</text:span> <text:span text:style-name="T1">y 💰) entonces </text:span>🏖️</text:p>
      <text:p text:style-name="P43">true, true, true → vacaciones</text:p>
      <text:p text:style-name="P43">false, true, true → <text:span text:style-name="T17">No se hace nada</text:span></text:p>
      <text:p text:style-name="P43">(false) y true = false</text:p>
      <text:p text:style-name="P43"/>
      <text:p text:style-name="P39"><text:span text:style-name="T1">Si ((</text:span>🚘 <text:span text:style-name="T1">y </text:span>⛽<text:span text:style-name="T1">)</text:span> <text:span text:style-name="T22">o</text:span><text:span text:style-name="T1"> </text:span><text:span text:style-name="T22">(💰</text:span> <text:span text:style-name="T22">y 🏨)</text:span><text:span text:style-name="T1">) entonces </text:span>🏖️</text:p>
      <text:p text:style-name="P10"><text:soft-page-break/><text:span text:style-name="T17">¿Me toca la lotería?</text:span></text:p>
      <text:p text:style-name="P48">Compar = <text:span text:style-name="T23">true</text:span>/false;</text:p>
      <text:p text:style-name="P48">Acierto = <text:span text:style-name="T23">true</text:span>/false;</text:p>
      <text:p text:style-name="P49">Cambiar = <text:span text:style-name="T23">true</text:span>/false;</text:p>
      <text:p text:style-name="P48"/>
      <text:p text:style-name="P40"><text:span text:style-name="T46">IF</text:span> <text:span text:style-name="T18">(</text:span>(comprar <text:span text:style-name="T8">and</text:span> acierto) <text:span text:style-name="T12">and</text:span><text:span text:style-name="T18"> cambiar)</text:span></text:p>
      <text:p text:style-name="P40"><text:span text:style-name="T46">THEN</text:span> millones!!!</text:p>
      <text:p text:style-name="P41"><text:span text:style-name="T46">ELSE</text:span> Me fastidio</text:p>
      <text:p text:style-name="P40"/>
      <text:p text:style-name="P42"><text:span text:style-name="T24">IF</text:span> (comprar AND (acierto AND cambiar)) millones;</text:p>
      <text:p text:style-name="P6"><text:span text:style-name="T1">Si ((</text:span>🚘 <text:span text:style-name="T11">o</text:span><text:span text:style-name="T1"> </text:span>🛵<text:span text:style-name="T1">) </text:span><text:span text:style-name="T11">y</text:span><text:span text:style-name="T1"> </text:span>⛽<text:span text:style-name="T1">) entonces </text:span>🏖️</text:p>
      <text:p text:style-name="P19">coche = false</text:p>
      <text:p text:style-name="P19">moto = true</text:p>
      <text:p text:style-name="P19">gasolina = true</text:p>
      <text:p text:style-name="P4"/>
      <text:p text:style-name="P19">false o true = true</text:p>
      <text:p text:style-name="P53">true y true = true</text:p>
      <text:p text:style-name="P2"/>
      <text:p text:style-name="P12"><text:span text:style-name="T41">s</text:span><text:span text:style-name="T42">i (</text:span><text:span text:style-name="T43">🚘 </text:span><text:span text:style-name="T42">y </text:span><text:span text:style-name="T43">⛽</text:span><text:span text:style-name="T42">) entonces </text:span><text:span text:style-name="T43">🏖️ </text:span><text:span text:style-name="T44">s</text:span><text:span text:style-name="T43">ino </text:span><text:span text:style-name="T40">📺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0T19:59:10.573934591</meta:creation-date>
    <dc:date>2023-06-22T20:29:39.215000000</dc:date>
    <meta:editing-duration>PT8H34S</meta:editing-duration>
    <meta:editing-cycles>44</meta:editing-cycles>
    <meta:generator>LibreOffice/7.5.3.2$Windows_X86_64 LibreOffice_project/9f56dff12ba03b9acd7730a5a481eea045e468f3</meta:generator>
    <meta:document-statistic meta:table-count="0" meta:image-count="0" meta:object-count="0" meta:page-count="15" meta:paragraph-count="83" meta:word-count="407" meta:character-count="2114" meta:non-whitespace-character-count="1731"/>
  </office:meta>
</office:document-meta>
</file>